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a58c" officeooo:paragraph-rsid="0011a58c" style:font-weight-asian="bold" style:font-weight-complex="bold"/>
    </style:style>
    <style:style style:name="P2" style:family="paragraph" style:parent-style-name="Footer">
      <style:text-properties officeooo:rsid="0011a58c" officeooo:paragraph-rsid="0011a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sec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a58c" officeooo:paragraph-rsid="0011a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tima </text:p>
        <text:p text:style-name="MP1">Miloud</text:p>
        <text:p text:style-name="MP1">Hicha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55:17.266532239</meta:creation-date>
    <dc:date>2018-10-25T16:56:44.814421221</dc:date>
    <meta:editing-duration>PT1M27S</meta:editing-duration>
    <meta:editing-cycles>1</meta:editing-cycles>
    <meta:document-statistic meta:table-count="0" meta:image-count="0" meta:object-count="0" meta:page-count="1" meta:paragraph-count="4" meta:word-count="4" meta:character-count="24" meta:non-whitespace-character-count="23"/>
    <meta:generator>LibreOffice/5.1.6.2$Linux_X86_64 LibreOffice_project/10m0$Build-2</meta:generator>
  </office:meta>
</office:document-meta>
</file>